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fcd5" officeooo:paragraph-rsid="0014fcd5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4fcd5" officeooo:paragraph-rsid="0014fcd5" style:font-weight-asian="bold" style:font-weight-complex="bold"/>
    </style:style>
    <style:style style:name="P4" style:family="paragraph" style:parent-style-name="Standard">
      <style:text-properties fo:font-weight="bold" officeooo:rsid="0014fcd5" officeooo:paragraph-rsid="0014fcd5" style:font-weight-asian="bold" style:font-weight-complex="bold"/>
    </style:style>
    <style:style style:name="P5" style:family="paragraph" style:parent-style-name="Standard">
      <style:text-properties fo:font-weight="bold" officeooo:rsid="001d51a1" officeooo:paragraph-rsid="001d51a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Get the file from hadoop by using the following command .. </text:p>
      <text:p text:style-name="P1">===========================================</text:p>
      <text:p text:style-name="P2"/>
      <text:p text:style-name="P3">./hadoop fs -get hdfs://13.228.43.105:54310/user/hduser/dataset/BCHighCorr2-30.csv</text:p>
      <text:p text:style-name="P1"/>
      <text:p text:style-name="P1">The Following command is used to copy the file from docker container file into hosted server .</text:p>
      <text:p text:style-name="P1">====================================================================</text:p>
      <text:p text:style-name="P3"/>
      <text:p text:style-name="P3">sudo docker cp e20d0223aa8f:/usr/local/hadoop/bin/github/ENB2012_data0.csv ./github/</text:p>
      <text:p text:style-name="P3"/>
      <text:p text:style-name="P3"/>
      <text:p text:style-name="P3"/>
      <text:p text:style-name="P3"/>
      <text:p text:style-name="P5">chown -R nobody:nobody mysql-files/</text:p>
      <text:p text:style-name="P5">chcon -t samba_share_t mysql-files/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2:15:37.513244936</meta:creation-date>
    <dc:date>2017-10-25T17:07:36.209504645</dc:date>
    <meta:editing-duration>PT34M4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47" meta:character-count="500" meta:non-whitespace-character-count="460"/>
  </office:meta>
</office:document-meta>
</file>